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5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04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dddddd" fo:border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background-color="#00ffff" fo:wrap-option="wrap" fo:border="0.06pt solid #000000" style:vertical-align="middle"/>
    </style:style>
  </office:automatic-styles>
  <office:body>
    <office:spreadsheet>
      <table:table table:name="validação do setup" table:style-name="ta1" table:print="false"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row table:style-name="ro1">
          <table:table-cell table:style-name="ce1" office:value-type="string" calcext:value-type="string">
            <text:p>medição</text:p>
          </table:table-cell>
          <table:table-cell table:style-name="ce2" office:value-type="string" calcext:value-type="string">
            <text:p>tempo (s)</text:p>
          </table:table-cell>
          <table:table-cell table:style-name="ce1" office:value-type="string" calcext:value-type="string">
            <text:p>medição</text:p>
          </table:table-cell>
          <table:table-cell table:style-name="ce2" office:value-type="string" calcext:value-type="string">
            <text:p>tempo (s)</text:p>
          </table:table-cell>
          <table:table-cell table:style-name="ce1" office:value-type="string" calcext:value-type="string">
            <text:p>medição</text:p>
          </table:table-cell>
          <table:table-cell table:style-name="ce2" office:value-type="string" calcext:value-type="string">
            <text:p>tempo (s)</text:p>
          </table:table-cell>
          <table:table-cell table:style-name="ce1" office:value-type="string" calcext:value-type="string">
            <text:p>medição</text:p>
          </table:table-cell>
          <table:table-cell table:style-name="ce2" office:value-type="string" calcext:value-type="string">
            <text:p>tempo (s)</text:p>
          </table:table-cell>
          <table:table-cell table:number-columns-repeated="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4.1418137550354</text:p>
          </table:table-cell>
          <table:table-cell table:style-name="ce2" office:value-type="float" office:value="26" calcext:value-type="float">
            <text:p>26</text:p>
          </table:table-cell>
          <table:table-cell table:style-name="ce4" office:value-type="float" office:value="13.7542808055878" calcext:value-type="float">
            <text:p>13,7542808055878</text:p>
          </table:table-cell>
          <table:table-cell table:style-name="ce2" office:value-type="float" office:value="51" calcext:value-type="float">
            <text:p>51</text:p>
          </table:table-cell>
          <table:table-cell table:style-name="ce4" office:value-type="float" office:value="13.3093154430389" calcext:value-type="float">
            <text:p>13,3093154430389</text:p>
          </table:table-cell>
          <table:table-cell table:style-name="ce2" office:value-type="float" office:value="76" calcext:value-type="float">
            <text:p>76</text:p>
          </table:table-cell>
          <table:table-cell table:style-name="ce4" office:value-type="float" office:value="13.4584610462189" calcext:value-type="float">
            <text:p>13,4584610462189</text:p>
          </table:table-cell>
          <table:table-cell/>
          <table:table-cell table:style-name="ce6" office:value-type="string" calcext:value-type="string" table:number-columns-spanned="8" table:number-rows-spanned="6">
            <text:p>Crie um script no ambiente em que vai rodar o codigo de segmentação de imagens, que faça um loop de tamanho tal que sua execução demore alguns segundos. rode o programa 100 vezes medindo e imprimindo a duração do loop (em segundos) e coloque os tempos nas celas de cor cinza. Verifique se o critério de estabilidade =&gt; desvio padrão / media &lt; 0.15. caso contrário precisa melhorar o setup experimental. </text:p>
          </table:table-cell>
          <table:covered-table-cell table:number-columns-repeated="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13.5686159133911" calcext:value-type="float">
            <text:p>13,5686159133911</text:p>
          </table:table-cell>
          <table:table-cell table:style-name="ce2" office:value-type="float" office:value="27" calcext:value-type="float">
            <text:p>27</text:p>
          </table:table-cell>
          <table:table-cell table:style-name="ce4" office:value-type="float" office:value="13.6046285629272" calcext:value-type="float">
            <text:p>13,6046285629272</text:p>
          </table:table-cell>
          <table:table-cell table:style-name="ce2" office:value-type="float" office:value="52" calcext:value-type="float">
            <text:p>52</text:p>
          </table:table-cell>
          <table:table-cell table:style-name="ce4" office:value-type="float" office:value="13.2466070652008" calcext:value-type="float">
            <text:p>13,2466070652008</text:p>
          </table:table-cell>
          <table:table-cell table:style-name="ce2" office:value-type="float" office:value="77" calcext:value-type="float">
            <text:p>77</text:p>
          </table:table-cell>
          <table:table-cell table:style-name="ce4" office:value-type="float" office:value="13.4194009304047" calcext:value-type="float">
            <text:p>13,4194009304047</text:p>
          </table:table-cell>
          <table:table-cell/>
          <table:covered-table-cell table:number-columns-repeated="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float" office:value="13.8032791614532" calcext:value-type="float">
            <text:p>13,8032791614532</text:p>
          </table:table-cell>
          <table:table-cell table:style-name="ce2" office:value-type="float" office:value="28" calcext:value-type="float">
            <text:p>28</text:p>
          </table:table-cell>
          <table:table-cell table:style-name="ce4" office:value-type="float" office:value="13.7543914318085" calcext:value-type="float">
            <text:p>13,7543914318085</text:p>
          </table:table-cell>
          <table:table-cell table:style-name="ce2" office:value-type="float" office:value="53" calcext:value-type="float">
            <text:p>53</text:p>
          </table:table-cell>
          <table:table-cell table:style-name="ce4" office:value-type="float" office:value="13.1112048625946" calcext:value-type="float">
            <text:p>13,1112048625946</text:p>
          </table:table-cell>
          <table:table-cell table:style-name="ce2" office:value-type="float" office:value="78" calcext:value-type="float">
            <text:p>78</text:p>
          </table:table-cell>
          <table:table-cell table:style-name="ce4" office:value-type="float" office:value="13.4262733459473" calcext:value-type="float">
            <text:p>13,4262733459473</text:p>
          </table:table-cell>
          <table:table-cell/>
          <table:covered-table-cell table:number-columns-repeated="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float" office:value="13.6187124252319" calcext:value-type="float">
            <text:p>13,6187124252319</text:p>
          </table:table-cell>
          <table:table-cell table:style-name="ce2" office:value-type="float" office:value="29" calcext:value-type="float">
            <text:p>29</text:p>
          </table:table-cell>
          <table:table-cell table:style-name="ce4" office:value-type="float" office:value="13.9490587711334" calcext:value-type="float">
            <text:p>13,9490587711334</text:p>
          </table:table-cell>
          <table:table-cell table:style-name="ce2" office:value-type="float" office:value="54" calcext:value-type="float">
            <text:p>54</text:p>
          </table:table-cell>
          <table:table-cell table:style-name="ce4" office:value-type="float" office:value="13.2445886135101" calcext:value-type="float">
            <text:p>13,2445886135101</text:p>
          </table:table-cell>
          <table:table-cell table:style-name="ce2" office:value-type="float" office:value="79" calcext:value-type="float">
            <text:p>79</text:p>
          </table:table-cell>
          <table:table-cell table:style-name="ce4" office:value-type="float" office:value="13.3828632831574" calcext:value-type="float">
            <text:p>13,3828632831574</text:p>
          </table:table-cell>
          <table:table-cell/>
          <table:covered-table-cell table:number-columns-repeated="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float" office:value="13.6304454803467" calcext:value-type="float">
            <text:p>13,6304454803467</text:p>
          </table:table-cell>
          <table:table-cell table:style-name="ce2" office:value-type="float" office:value="30" calcext:value-type="float">
            <text:p>30</text:p>
          </table:table-cell>
          <table:table-cell table:style-name="ce4" office:value-type="float" office:value="13.9181344509125" calcext:value-type="float">
            <text:p>13,9181344509125</text:p>
          </table:table-cell>
          <table:table-cell table:style-name="ce2" office:value-type="float" office:value="55" calcext:value-type="float">
            <text:p>55</text:p>
          </table:table-cell>
          <table:table-cell table:style-name="ce4" office:value-type="float" office:value="13.1273412704468" calcext:value-type="float">
            <text:p>13,1273412704468</text:p>
          </table:table-cell>
          <table:table-cell table:style-name="ce2" office:value-type="float" office:value="80" calcext:value-type="float">
            <text:p>80</text:p>
          </table:table-cell>
          <table:table-cell table:style-name="ce4" office:value-type="float" office:value="13.5551471710205" calcext:value-type="float">
            <text:p>13,5551471710205</text:p>
          </table:table-cell>
          <table:table-cell/>
          <table:covered-table-cell table:number-columns-repeated="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13.6144180297852" calcext:value-type="float">
            <text:p>13,6144180297852</text:p>
          </table:table-cell>
          <table:table-cell table:style-name="ce2" office:value-type="float" office:value="31" calcext:value-type="float">
            <text:p>31</text:p>
          </table:table-cell>
          <table:table-cell table:style-name="ce4" office:value-type="float" office:value="13.9019780158997" calcext:value-type="float">
            <text:p>13,9019780158997</text:p>
          </table:table-cell>
          <table:table-cell table:style-name="ce2" office:value-type="float" office:value="56" calcext:value-type="float">
            <text:p>56</text:p>
          </table:table-cell>
          <table:table-cell table:style-name="ce4" office:value-type="float" office:value="13.2464311122894" calcext:value-type="float">
            <text:p>13,2464311122894</text:p>
          </table:table-cell>
          <table:table-cell table:style-name="ce2" office:value-type="float" office:value="81" calcext:value-type="float">
            <text:p>81</text:p>
          </table:table-cell>
          <table:table-cell table:style-name="ce4" office:value-type="float" office:value="13.76060795784" calcext:value-type="float">
            <text:p>13,76060795784</text:p>
          </table:table-cell>
          <table:table-cell/>
          <table:covered-table-cell table:number-columns-repeated="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13.7981894016266" calcext:value-type="float">
            <text:p>13,7981894016266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13.805255651474" calcext:value-type="float">
            <text:p>13,805255651474</text:p>
          </table:table-cell>
          <table:table-cell table:style-name="ce2" office:value-type="float" office:value="57" calcext:value-type="float">
            <text:p>57</text:p>
          </table:table-cell>
          <table:table-cell table:style-name="ce4" office:value-type="float" office:value="13.6686587333679" calcext:value-type="float">
            <text:p>13,6686587333679</text:p>
          </table:table-cell>
          <table:table-cell table:style-name="ce2" office:value-type="float" office:value="82" calcext:value-type="float">
            <text:p>82</text:p>
          </table:table-cell>
          <table:table-cell table:style-name="ce4" office:value-type="float" office:value="13.6223745346069" calcext:value-type="float">
            <text:p>13,6223745346069</text:p>
          </table:table-cell>
          <table:table-cell table:number-columns-repeated="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float" office:value="13.889612197876" calcext:value-type="float">
            <text:p>13,889612197876</text:p>
          </table:table-cell>
          <table:table-cell table:style-name="ce2" office:value-type="float" office:value="33" calcext:value-type="float">
            <text:p>33</text:p>
          </table:table-cell>
          <table:table-cell table:style-name="ce4" office:value-type="float" office:value="13.6356587409973" calcext:value-type="float">
            <text:p>13,6356587409973</text:p>
          </table:table-cell>
          <table:table-cell table:style-name="ce2" office:value-type="float" office:value="58" calcext:value-type="float">
            <text:p>58</text:p>
          </table:table-cell>
          <table:table-cell table:style-name="ce4" office:value-type="float" office:value="13.523556470871" calcext:value-type="float">
            <text:p>13,523556470871</text:p>
          </table:table-cell>
          <table:table-cell table:style-name="ce2" office:value-type="float" office:value="83" calcext:value-type="float">
            <text:p>83</text:p>
          </table:table-cell>
          <table:table-cell table:style-name="ce4" office:value-type="float" office:value="13.5473623275757" calcext:value-type="float">
            <text:p>13,5473623275757</text:p>
          </table:table-cell>
          <table:table-cell table:number-columns-repeated="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float" office:value="13.5951547622681" calcext:value-type="float">
            <text:p>13,5951547622681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float" office:value="13.7593550682068" calcext:value-type="float">
            <text:p>13,7593550682068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13.5132410526276" calcext:value-type="float">
            <text:p>13,5132410526276</text:p>
          </table:table-cell>
          <table:table-cell table:style-name="ce2" office:value-type="float" office:value="84" calcext:value-type="float">
            <text:p>84</text:p>
          </table:table-cell>
          <table:table-cell table:style-name="ce4" office:value-type="float" office:value="13.7012465000153" calcext:value-type="float">
            <text:p>13,7012465000153</text:p>
          </table:table-cell>
          <table:table-cell table:number-columns-repeated="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float" office:value="13.6654140949249" calcext:value-type="float">
            <text:p>13,6654140949249</text:p>
          </table:table-cell>
          <table:table-cell table:style-name="ce2" office:value-type="float" office:value="35" calcext:value-type="float">
            <text:p>35</text:p>
          </table:table-cell>
          <table:table-cell table:style-name="ce4" office:value-type="float" office:value="13.8348770141602" calcext:value-type="float">
            <text:p>13,8348770141602</text:p>
          </table:table-cell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12.905359745025635</text:p>
          </table:table-cell>
          <table:table-cell table:style-name="ce2" office:value-type="float" office:value="85" calcext:value-type="float">
            <text:p>85</text:p>
          </table:table-cell>
          <table:table-cell table:style-name="ce4" office:value-type="float" office:value="13.7185320854187" calcext:value-type="float">
            <text:p>13,7185320854187</text:p>
          </table:table-cell>
          <table:table-cell table:number-columns-repeated="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float" office:value="13.7932608127594" calcext:value-type="float">
            <text:p>13,7932608127594</text:p>
          </table:table-cell>
          <table:table-cell table:style-name="ce2" office:value-type="float" office:value="36" calcext:value-type="float">
            <text:p>36</text:p>
          </table:table-cell>
          <table:table-cell table:style-name="ce4" office:value-type="float" office:value="13.983179807663" calcext:value-type="float">
            <text:p>13,983179807663</text:p>
          </table:table-cell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12.806064128875732</text:p>
          </table:table-cell>
          <table:table-cell table:style-name="ce2" office:value-type="float" office:value="86" calcext:value-type="float">
            <text:p>86</text:p>
          </table:table-cell>
          <table:table-cell table:style-name="ce4" office:value-type="float" office:value="13.4738788604736" calcext:value-type="float">
            <text:p>13,4738788604736</text:p>
          </table:table-cell>
          <table:table-cell table:number-columns-repeated="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float" office:value="13.7982475757599" calcext:value-type="float">
            <text:p>13,7982475757599</text:p>
          </table:table-cell>
          <table:table-cell table:style-name="ce2" office:value-type="float" office:value="37" calcext:value-type="float">
            <text:p>37</text:p>
          </table:table-cell>
          <table:table-cell table:style-name="ce4" office:value-type="float" office:value="13.6980650424957" calcext:value-type="float">
            <text:p>13,6980650424957</text:p>
          </table:table-cell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12.792262554168701</text:p>
          </table:table-cell>
          <table:table-cell table:style-name="ce2" office:value-type="float" office:value="87" calcext:value-type="float">
            <text:p>87</text:p>
          </table:table-cell>
          <table:table-cell table:style-name="ce4" office:value-type="float" office:value="13.7932252883911" calcext:value-type="float">
            <text:p>13,7932252883911</text:p>
          </table:table-cell>
          <table:table-cell table:number-columns-repeated="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float" office:value="13.8218603134155" calcext:value-type="float">
            <text:p>13,8218603134155</text:p>
          </table:table-cell>
          <table:table-cell table:style-name="ce2" office:value-type="float" office:value="38" calcext:value-type="float">
            <text:p>38</text:p>
          </table:table-cell>
          <table:table-cell table:style-name="ce4" office:value-type="float" office:value="13.6644384860992" calcext:value-type="float">
            <text:p>13,6644384860992</text:p>
          </table:table-cell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12.804271936416626</text:p>
          </table:table-cell>
          <table:table-cell table:style-name="ce2" office:value-type="float" office:value="88" calcext:value-type="float">
            <text:p>88</text:p>
          </table:table-cell>
          <table:table-cell table:style-name="ce4" office:value-type="float" office:value="13.5594277381897" calcext:value-type="float">
            <text:p>13,5594277381897</text:p>
          </table:table-cell>
          <table:table-cell table:number-columns-repeated="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float" office:value="13.666839838028" calcext:value-type="float">
            <text:p>13,666839838028</text:p>
          </table:table-cell>
          <table:table-cell table:style-name="ce2" office:value-type="float" office:value="39" calcext:value-type="float">
            <text:p>39</text:p>
          </table:table-cell>
          <table:table-cell table:style-name="ce4" office:value-type="float" office:value="13.7231407165527" calcext:value-type="float">
            <text:p>13,7231407165527</text:p>
          </table:table-cell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12.877427101135254</text:p>
          </table:table-cell>
          <table:table-cell table:style-name="ce2" office:value-type="float" office:value="89" calcext:value-type="float">
            <text:p>89</text:p>
          </table:table-cell>
          <table:table-cell table:style-name="ce4" office:value-type="float" office:value="13.5422492027283" calcext:value-type="float">
            <text:p>13,5422492027283</text:p>
          </table:table-cell>
          <table:table-cell table:number-columns-repeated="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float" office:value="13.7403995990753" calcext:value-type="float">
            <text:p>13,7403995990753</text:p>
          </table:table-cell>
          <table:table-cell table:style-name="ce2" office:value-type="float" office:value="40" calcext:value-type="float">
            <text:p>40</text:p>
          </table:table-cell>
          <table:table-cell table:style-name="ce4" office:value-type="float" office:value="13.4963099956512" calcext:value-type="float">
            <text:p>13,4963099956512</text:p>
          </table:table-cell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12.878233432769775</text:p>
          </table:table-cell>
          <table:table-cell table:style-name="ce2" office:value-type="float" office:value="90" calcext:value-type="float">
            <text:p>90</text:p>
          </table:table-cell>
          <table:table-cell table:style-name="ce4" office:value-type="float" office:value="13.6725091934204" calcext:value-type="float">
            <text:p>13,6725091934204</text:p>
          </table:table-cell>
          <table:table-cell table:number-columns-repeated="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float" office:value="13.7273962497711" calcext:value-type="float">
            <text:p>13,7273962497711</text:p>
          </table:table-cell>
          <table:table-cell table:style-name="ce2" office:value-type="float" office:value="41" calcext:value-type="float">
            <text:p>41</text:p>
          </table:table-cell>
          <table:table-cell table:style-name="ce4" office:value-type="float" office:value="13.3966054916382" calcext:value-type="float">
            <text:p>13,3966054916382</text:p>
          </table:table-cell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12.859493017196655</text:p>
          </table:table-cell>
          <table:table-cell table:style-name="ce2" office:value-type="float" office:value="91" calcext:value-type="float">
            <text:p>91</text:p>
          </table:table-cell>
          <table:table-cell table:style-name="ce4" office:value-type="float" office:value="13.4717533588409" calcext:value-type="float">
            <text:p>13,4717533588409</text:p>
          </table:table-cell>
          <table:table-cell table:number-columns-repeated="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float" office:value="13.5327551364899" calcext:value-type="float">
            <text:p>13,5327551364899</text:p>
          </table:table-cell>
          <table:table-cell table:style-name="ce2" office:value-type="float" office:value="42" calcext:value-type="float">
            <text:p>42</text:p>
          </table:table-cell>
          <table:table-cell table:style-name="ce4" office:value-type="float" office:value="13.0170996189117" calcext:value-type="float">
            <text:p>13,0170996189117</text:p>
          </table:table-cell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12.81045651435852</text:p>
          </table:table-cell>
          <table:table-cell table:style-name="ce2" office:value-type="float" office:value="92" calcext:value-type="float">
            <text:p>92</text:p>
          </table:table-cell>
          <table:table-cell table:style-name="ce4" office:value-type="float" office:value="13.6838092803955" calcext:value-type="float">
            <text:p>13,6838092803955</text:p>
          </table:table-cell>
          <table:table-cell table:number-columns-repeated="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float" office:value="13.7242748737335" calcext:value-type="float">
            <text:p>13,7242748737335</text:p>
          </table:table-cell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12.894327163696289</text:p>
          </table:table-cell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12.967511653900146</text:p>
          </table:table-cell>
          <table:table-cell table:style-name="ce2" office:value-type="float" office:value="93" calcext:value-type="float">
            <text:p>93</text:p>
          </table:table-cell>
          <table:table-cell table:style-name="ce4" office:value-type="float" office:value="13.7617318630219" calcext:value-type="float">
            <text:p>13,7617318630219</text:p>
          </table:table-cell>
          <table:table-cell table:number-columns-repeated="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float" office:value="13.7522456645966" calcext:value-type="float">
            <text:p>13,7522456645966</text:p>
          </table:table-cell>
          <table:table-cell table:style-name="ce2" office:value-type="float" office:value="44" calcext:value-type="float">
            <text:p>44</text:p>
          </table:table-cell>
          <table:table-cell table:style-name="ce4" office:value-type="float" office:value="13.4688105583191" calcext:value-type="float">
            <text:p>13,4688105583191</text:p>
          </table:table-cell>
          <table:table-cell table:style-name="ce2" office:value-type="float" office:value="69" calcext:value-type="float">
            <text:p>69</text:p>
          </table:table-cell>
          <table:table-cell table:style-name="ce4" office:value-type="float" office:value="13.5058541297913" calcext:value-type="float">
            <text:p>13,5058541297913</text:p>
          </table:table-cell>
          <table:table-cell table:style-name="ce2" office:value-type="float" office:value="94" calcext:value-type="float">
            <text:p>94</text:p>
          </table:table-cell>
          <table:table-cell table:style-name="ce4" office:value-type="float" office:value="13.6737427711487" calcext:value-type="float">
            <text:p>13,6737427711487</text:p>
          </table:table-cell>
          <table:table-cell table:number-columns-repeated="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float" office:value="13.5684792995453" calcext:value-type="float">
            <text:p>13,5684792995453</text:p>
          </table:table-cell>
          <table:table-cell table:style-name="ce2" office:value-type="float" office:value="45" calcext:value-type="float">
            <text:p>45</text:p>
          </table:table-cell>
          <table:table-cell table:style-name="ce4" office:value-type="float" office:value="13.4302132129669" calcext:value-type="float">
            <text:p>13,4302132129669</text:p>
          </table:table-cell>
          <table:table-cell table:style-name="ce2" office:value-type="float" office:value="70" calcext:value-type="float">
            <text:p>70</text:p>
          </table:table-cell>
          <table:table-cell table:style-name="ce4" office:value-type="float" office:value="13.806031703949" calcext:value-type="float">
            <text:p>13,806031703949</text:p>
          </table:table-cell>
          <table:table-cell table:style-name="ce2" office:value-type="float" office:value="95" calcext:value-type="float">
            <text:p>95</text:p>
          </table:table-cell>
          <table:table-cell table:style-name="ce4" office:value-type="float" office:value="13.8845021724701" calcext:value-type="float">
            <text:p>13,8845021724701</text:p>
          </table:table-cell>
          <table:table-cell table:number-columns-repeated="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float" office:value="13.7948317527771" calcext:value-type="float">
            <text:p>13,7948317527771</text:p>
          </table:table-cell>
          <table:table-cell table:style-name="ce2" office:value-type="float" office:value="46" calcext:value-type="float">
            <text:p>46</text:p>
          </table:table-cell>
          <table:table-cell table:style-name="ce4" office:value-type="float" office:value="13.4013733863831" calcext:value-type="float">
            <text:p>13,4013733863831</text:p>
          </table:table-cell>
          <table:table-cell table:style-name="ce2" office:value-type="float" office:value="71" calcext:value-type="float">
            <text:p>71</text:p>
          </table:table-cell>
          <table:table-cell table:style-name="ce4" office:value-type="float" office:value="13.6401090621948" calcext:value-type="float">
            <text:p>13,6401090621948</text:p>
          </table:table-cell>
          <table:table-cell table:style-name="ce2" office:value-type="float" office:value="96" calcext:value-type="float">
            <text:p>96</text:p>
          </table:table-cell>
          <table:table-cell table:style-name="ce4" office:value-type="float" office:value="13.7808787822723" calcext:value-type="float">
            <text:p>13,7808787822723</text:p>
          </table:table-cell>
          <table:table-cell table:number-columns-repeated="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float" office:value="13.7987577915192" calcext:value-type="float">
            <text:p>13,7987577915192</text:p>
          </table:table-cell>
          <table:table-cell table:style-name="ce2" office:value-type="float" office:value="47" calcext:value-type="float">
            <text:p>47</text:p>
          </table:table-cell>
          <table:table-cell table:style-name="ce4" office:value-type="float" office:value="13.3092334270477" calcext:value-type="float">
            <text:p>13,3092334270477</text:p>
          </table:table-cell>
          <table:table-cell table:style-name="ce2" office:value-type="float" office:value="72" calcext:value-type="float">
            <text:p>72</text:p>
          </table:table-cell>
          <table:table-cell table:style-name="ce4" office:value-type="float" office:value="13.7640907764435" calcext:value-type="float">
            <text:p>13,7640907764435</text:p>
          </table:table-cell>
          <table:table-cell table:style-name="ce2" office:value-type="float" office:value="97" calcext:value-type="float">
            <text:p>97</text:p>
          </table:table-cell>
          <table:table-cell table:style-name="ce4" office:value-type="float" office:value="13.4759135246277" calcext:value-type="float">
            <text:p>13,4759135246277</text:p>
          </table:table-cell>
          <table:table-cell table:number-columns-repeated="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float" office:value="13.7701826095581" calcext:value-type="float">
            <text:p>13,7701826095581</text:p>
          </table:table-cell>
          <table:table-cell table:style-name="ce2" office:value-type="float" office:value="48" calcext:value-type="float">
            <text:p>48</text:p>
          </table:table-cell>
          <table:table-cell table:style-name="ce4" office:value-type="float" office:value="13.1730320453644" calcext:value-type="float">
            <text:p>13,1730320453644</text:p>
          </table:table-cell>
          <table:table-cell table:style-name="ce2" office:value-type="float" office:value="73" calcext:value-type="float">
            <text:p>73</text:p>
          </table:table-cell>
          <table:table-cell table:style-name="ce4" office:value-type="float" office:value="13.4936351776123" calcext:value-type="float">
            <text:p>13,4936351776123</text:p>
          </table:table-cell>
          <table:table-cell table:style-name="ce2" office:value-type="float" office:value="98" calcext:value-type="float">
            <text:p>98</text:p>
          </table:table-cell>
          <table:table-cell table:style-name="ce4" office:value-type="float" office:value="13.6435961723328" calcext:value-type="float">
            <text:p>13,6435961723328</text:p>
          </table:table-cell>
          <table:table-cell table:number-columns-repeated="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float" office:value="13.7746767997742" calcext:value-type="float">
            <text:p>13,7746767997742</text:p>
          </table:table-cell>
          <table:table-cell table:style-name="ce2" office:value-type="float" office:value="49" calcext:value-type="float">
            <text:p>49</text:p>
          </table:table-cell>
          <table:table-cell table:style-name="ce4" office:value-type="float" office:value="13.2828705310822" calcext:value-type="float">
            <text:p>13,2828705310822</text:p>
          </table:table-cell>
          <table:table-cell table:style-name="ce2" office:value-type="float" office:value="74" calcext:value-type="float">
            <text:p>74</text:p>
          </table:table-cell>
          <table:table-cell table:style-name="ce4" office:value-type="float" office:value="13.4176275730133" calcext:value-type="float">
            <text:p>13,4176275730133</text:p>
          </table:table-cell>
          <table:table-cell table:style-name="ce2" office:value-type="float" office:value="99" calcext:value-type="float">
            <text:p>99</text:p>
          </table:table-cell>
          <table:table-cell table:style-name="ce4" office:value-type="float" office:value="13.713803768158" calcext:value-type="float">
            <text:p>13,713803768158</text:p>
          </table:table-cell>
          <table:table-cell table:number-columns-repeated="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float" office:value="13.5168769359589" calcext:value-type="float">
            <text:p>13,5168769359589</text:p>
          </table:table-cell>
          <table:table-cell table:style-name="ce2" office:value-type="float" office:value="50" calcext:value-type="float">
            <text:p>50</text:p>
          </table:table-cell>
          <table:table-cell table:style-name="ce4" office:value-type="float" office:value="13.1484973430634" calcext:value-type="float">
            <text:p>13,1484973430634</text:p>
          </table:table-cell>
          <table:table-cell table:style-name="ce2" office:value-type="float" office:value="75" calcext:value-type="float">
            <text:p>75</text:p>
          </table:table-cell>
          <table:table-cell table:style-name="ce4" office:value-type="float" office:value="13.2633044719696" calcext:value-type="float">
            <text:p>13,2633044719696</text:p>
          </table:table-cell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3.6623611450195" calcext:value-type="float">
            <text:p>13,6623611450195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2" office:value-type="string" calcext:value-type="string">
            <text:p>média</text:p>
          </table:table-cell>
          <table:table-cell table:style-name="ce5" table:formula="of:=AVERAGE([.B2:.B26];[.D2:.D26];[.F2:.F26];[.H2:.H26])" office:value-type="float" office:value="13.5993557833554" calcext:value-type="float">
            <text:p>13,5993557833554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2" office:value-type="string" calcext:value-type="string">
            <text:p>stdev</text:p>
          </table:table-cell>
          <table:table-cell table:style-name="ce5" table:formula="of:=STDEV([.B2:.B26];[.D2:.D26];[.F2:.F26];[.H2:.H26])" office:value-type="float" office:value="0.209609318329233" calcext:value-type="float">
            <text:p>0,209609318329233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2" office:value-type="string" calcext:value-type="string">
            <text:p>estabilidade</text:p>
          </table:table-cell>
          <table:table-cell table:style-name="ce5" table:formula="of:=[.H28]/[.H27]" office:value-type="float" office:value="0.0154131799820827" calcext:value-type="float">
            <text:p>0,015413179982083</text:p>
          </table:table-cell>
          <table:table-cell office:value-type="string" calcext:value-type="string">
            <text:p>&lt; controle &lt;0.15</text:p>
          </table:table-cell>
          <table:table-cell table:number-columns-repeated="8"/>
        </table:table-row>
        <table:table-row table:style-name="ro1" table:number-rows-repeated="104">
          <table:table-cell table:style-name="Default"/>
          <table:table-cell table:number-columns-repeated="16"/>
        </table:table-row>
        <table:table-row table:style-name="ro1" table:number-rows-repeated="104844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percentage-style style:name="N109">
      <number:number number:decimal-places="1" loext:min-decimal-places="1" number:min-integer-digits="1"/>
      <number:text>%</number:text>
    </number:percentage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 style:data-style-name="N2" text:time-value="18:01:33.5792061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iego Frias</meta:initial-creator>
    <meta:creation-date>2021-09-17T14:16:18.99</meta:creation-date>
    <dc:date>2021-11-26T18:27:34.189215875</dc:date>
    <meta:editing-duration>P2DT6H5M</meta:editing-duration>
    <meta:editing-cycles>37</meta:editing-cycles>
    <meta:generator>LibreOffice/6.4.7.2$Linux_X86_64 LibreOffice_project/40$Build-2</meta:generator>
    <meta:document-statistic meta:table-count="1" meta:cell-count="216" meta:object-count="0"/>
  </office:meta>
</office:document-meta>
</file>